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000080" draw:marker-start="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47ff" draw:marker-start="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42cm"/>
    </style:style>
    <style:style style:name="gr14" style:family="graphic" style:parent-style-name="objectwithoutfill">
      <style:graphic-properties draw:stroke="dash" draw:stroke-dash="Ultrafine_20_Dashed" svg:stroke-width="0.05cm" svg:stroke-color="#00008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gr16" style:family="graphic" style:parent-style-name="standard">
      <style:graphic-properties draw:stroke="none" draw:fill="none" fo:min-height="0.434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tyle="italic" style:font-style-asian="italic" style:font-style-complex="italic"/>
    </style:style>
    <style:style style:name="P3" style:family="paragraph">
      <style:text-properties fo:color="#000080" fo:font-family="'Liberation Serif'" style:font-family-generic="roman" style:font-pitch="variable" fo:font-style="italic" style:font-style-asian="italic" style:font-style-complex="italic"/>
    </style:style>
    <style:style style:name="P4" style:family="paragraph">
      <style:text-properties fo:color="#0047ff" fo:font-family="'Liberation Serif'" style:font-family-generic="roman" style:font-pitch="variable" fo:font-style="italic" style:font-style-asian="italic" style:font-style-complex="italic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family="'Liberation Serif'" style:font-family-generic="roman" style:font-pitch="variable" fo:font-style="italic" style:font-style-asian="italic" style:font-style-complex="italic"/>
    </style:style>
    <style:style style:name="T2" style:family="text">
      <style:text-properties style:text-position="25% 58%" fo:font-family="'Liberation Serif'" style:font-style-name="Regular" style:font-family-generic="roman" fo:font-style="italic" style:font-family-asian="'Liberation Serif'" style:font-style-name-asian="Regular" style:font-family-generic-asian="roman" style:font-style-asian="italic" style:font-family-complex="'Liberation Serif'" style:font-style-name-complex="Regular" style:font-family-generic-complex="roman" style:font-style-complex="italic"/>
    </style:style>
    <style:style style:name="T3" style:family="text">
      <style:text-properties fo:color="#000080" fo:font-family="'Liberation Serif'" style:font-family-generic="roman" style:font-pitch="variable" fo:font-style="italic" style:font-style-asian="italic" style:font-style-complex="italic"/>
    </style:style>
    <style:style style:name="T4" style:family="text">
      <style:text-properties fo:color="#000080" style:text-position="25% 70%" fo:font-family="'Liberation Serif'" style:font-family-generic="roman" style:font-pitch="variable" fo:font-style="italic" style:font-style-asian="italic" style:font-style-complex="italic"/>
    </style:style>
    <style:style style:name="T5" style:family="text">
      <style:text-properties fo:color="#000080" style:text-position="25% 58%" fo:font-family="'Liberation Serif'" style:font-style-name="Regular" style:font-family-generic="roman" fo:font-style="italic" style:font-family-asian="'Liberation Serif'" style:font-style-name-asian="Regular" style:font-family-generic-asian="roman" style:font-style-asian="italic" style:font-family-complex="'Liberation Serif'" style:font-style-name-complex="Regular" style:font-family-generic-complex="roman" style:font-style-complex="italic"/>
    </style:style>
    <style:style style:name="T6" style:family="text">
      <style:text-properties fo:color="#000080" style:text-position="25% 70%" fo:font-family="'Liberation Serif'" style:font-style-name="Regular" style:font-family-generic="roman" fo:font-size="22pt" fo:font-style="italic" style:font-family-asian="'Liberation Serif'" style:font-style-name-asian="Regular" style:font-family-generic-asian="roman" style:font-size-asian="22pt" style:font-style-asian="italic" style:font-family-complex="'Liberation Serif'" style:font-style-name-complex="Regular" style:font-family-generic-complex="roman" style:font-size-complex="22pt" style:font-style-complex="italic"/>
    </style:style>
    <style:style style:name="T7" style:family="text">
      <style:text-properties fo:color="#000080" style:text-position="40% 60%" fo:font-family="'Liberation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47ff" style:text-position="25% 70%" fo:font-family="'Liberation Serif'" style:font-style-name="Regular" style:font-family-generic="roman" fo:font-size="22pt" fo:font-style="italic" style:font-family-asian="'Liberation Serif'" style:font-style-name-asian="Regular" style:font-family-generic-asian="roman" style:font-size-asian="22pt" style:font-style-asian="italic" style:font-family-complex="'Liberation Serif'" style:font-style-name-complex="Regular" style:font-family-generic-complex="roman" style:font-size-complex="22pt" style:font-style-complex="italic"/>
    </style:style>
    <style:style style:name="T9" style:family="text">
      <style:text-properties fo:color="#0047ff" style:text-position="40% 60%" fo:font-family="'Liberation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6.1cm" svg:x="10.8cm" svg:y="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3.5cm" svg:x="6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6.1cm" svg:x="7.4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cm" svg:height="2.1cm" svg:x="1.3cm" svg:y="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5.6cm" svg:x="12.1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3cm" svg:y1="3.241cm" svg:x2="4.5cm" svg:y2="3.241cm">
          <text:p/>
        </draw:line>
        <draw:custom-shape draw:style-name="gr6" draw:text-style-name="P1" draw:layer="layout" svg:width="0.154cm" svg:height="0.2cm" svg:x="4.454cm" svg:y="3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5.583cm" svg:height="0.485cm" draw:transform="rotate (0.133866753627965) translate (4.96570115863553cm 2.84531604508566cm)" svg:viewBox="0 0 5584 486" svg:d="m0 257c7 5 1783 416 3918 124 306-42 1400-312 1666-381">
          <text:p/>
        </draw:path>
        <draw:path draw:style-name="gr8" draw:text-style-name="P1" draw:layer="layout" svg:width="8.745cm" svg:height="0.97cm" draw:transform="rotate (-0.204378055408536) translate (4.53627688368121cm 3.12497939131074cm)" svg:viewBox="0 0 8746 971" svg:d="m0 179c0 0 3091 792 4556 792 1326-1 4190-971 4190-971">
          <text:p/>
        </draw:path>
        <draw:frame draw:style-name="gr9" draw:text-style-name="P2" draw:layer="layout" svg:width="1.136cm" svg:height="0.954cm" svg:x="2.764cm" svg:y="3.2cm">
          <draw:text-box>
            <text:p><text:span text:style-name="T1">B</text:span><text:span text:style-name="T2">0</text:span></text:p>
          </draw:text-box>
        </draw:frame>
        <draw:frame draw:style-name="gr10" draw:text-style-name="P3" draw:layer="layout" svg:width="1.5cm" svg:height="0.954cm" svg:x="3.7cm" svg:y="2.2cm">
          <draw:text-box>
            <text:p><text:span text:style-name="T3">K</text:span><text:span text:style-name="T4">* </text:span><text:span text:style-name="T5">0</text:span></text:p>
          </draw:text-box>
        </draw:frame>
        <draw:frame draw:style-name="gr11" draw:text-style-name="P3" draw:layer="layout" svg:width="1.274cm" svg:height="0.954cm" svg:x="7.426cm" svg:y="0.546cm">
          <draw:text-box>
            <text:p><text:span text:style-name="T3">K</text:span><text:span text:style-name="T4">+</text:span></text:p>
          </draw:text-box>
        </draw:frame>
        <draw:frame draw:style-name="gr12" draw:text-style-name="P3" draw:layer="layout" svg:width="1.144cm" svg:height="1.144cm" svg:x="8.6cm" svg:y="1.856cm">
          <draw:text-box>
            <text:p><text:span text:style-name="T6">π</text:span><text:span text:style-name="T7">+</text:span></text:p>
          </draw:text-box>
        </draw:frame>
        <draw:frame draw:style-name="gr13" draw:text-style-name="P4" draw:layer="layout" svg:width="1.225cm" svg:height="1.144cm" svg:x="12.8cm" svg:y="4.656cm">
          <draw:text-box>
            <text:p><text:span text:style-name="T8">μ </text:span><text:span text:style-name="T9">-</text:span></text:p>
          </draw:text-box>
        </draw:frame>
        <draw:frame draw:style-name="gr12" draw:text-style-name="P4" draw:layer="layout" svg:width="1.424cm" svg:height="1.144cm" svg:x="12.976cm" svg:y="2.956cm">
          <draw:text-box>
            <text:p><text:span text:style-name="T8">μ</text:span><text:span text:style-name="T9">+</text:span></text:p>
          </draw:text-box>
        </draw:frame>
        <draw:line draw:style-name="gr14" draw:text-style-name="P1" draw:layer="layout" svg:x1="4.5cm" svg:y1="3.3cm" svg:x2="5cm" svg:y2="3.1cm">
          <text:p/>
        </draw:line>
        <draw:path draw:style-name="gr7" draw:text-style-name="P1" draw:layer="layout" svg:width="6.748cm" svg:height="1.043cm" draw:transform="rotate (0.367217274619607) translate (4.82629699697112cm 2.65043074090189cm)" svg:viewBox="0 0 6749 1044" svg:d="m0 484 2613-388c1267-258 2118 65 2901 259 253 63 934 357 1235 689">
          <text:p/>
        </draw:path>
        <draw:path draw:style-name="gr8" draw:text-style-name="P1" draw:layer="layout" svg:width="9.618cm" svg:height="0.894cm" draw:transform="rotate (-0.0244346095279206) translate (4.60560622453498cm 3.07060780317456cm)" svg:viewBox="0 0 9619 895" svg:d="m0 229c0 0 3896-229 5296-229 1333 0 4323 895 4323 895">
          <text:p/>
        </draw:path>
        <draw:frame draw:style-name="gr15" draw:text-style-name="P5" draw:layer="layout" svg:width="2.6cm" svg:height="1.115cm" svg:x="12cm" svg:y="0.839cm">
          <draw:text-box>
            <text:p text:style-name="P5"><text:span text:style-name="T10">Muon detectors</text:span></text:p>
          </draw:text-box>
        </draw:frame>
        <draw:frame draw:style-name="gr16" draw:text-style-name="P5" draw:layer="layout" svg:width="3.19cm" svg:height="0.684cm" svg:x="7.51cm" svg:y="5.8cm">
          <draw:text-box>
            <text:p text:style-name="P5"><text:span text:style-name="T10">Magnet</text:span></text:p>
          </draw:text-box>
        </draw:frame>
        <draw:frame draw:style-name="gr16" draw:text-style-name="P5" draw:layer="layout" svg:width="3.19cm" svg:height="0.684cm" svg:x="2cm" svg:y="4.416cm">
          <draw:text-box>
            <text:p text:style-name="P5"><text:span text:style-name="T10">Vertex LOcator</text:span></text:p>
          </draw:text-box>
        </draw:frame>
        <draw:frame draw:style-name="gr16" draw:text-style-name="P5" draw:layer="layout" svg:width="2.69cm" svg:height="1.115cm" svg:x="4.31cm" svg:y="0.985cm">
          <draw:text-box>
            <text:p text:style-name="P5"><text:span text:style-name="T10">Cherenkov radiator</text:span></text:p>
          </draw:text-box>
        </draw:frame>
        <draw:custom-shape draw:style-name="gr17" draw:text-style-name="P1" draw:layer="layout" svg:width="0.154cm" svg:height="0.2cm" svg:x="4.454cm" svg:y="3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4cm" svg:height="0.2cm" svg:x="2.254cm" svg:y="3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Cunliffe</meta:initial-creator>
    <meta:creation-date>2014-03-11T16:22:46</meta:creation-date>
    <dc:date>2014-06-22T14:26:02</dc:date>
    <dc:creator>Samuel Cunliffe</dc:creator>
    <meta:editing-duration>PT57S</meta:editing-duration>
    <meta:editing-cycles>2</meta:editing-cycles>
    <meta:generator>LibreOffice/4.0.4.2$Linux_X86_64 LibreOffice_project/400m0$Build-2</meta:generator>
    <meta:document-statistic meta:object-count="24"/>
  </office:meta>
</office:document-meta>
</file>